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R1</text:p>
          </table:table-cell>
          <table:table-cell office:value-type="float" office:value="-62.1776204178">
            <text:p>-62.1776204178</text:p>
          </table:table-cell>
          <table:table-cell office:value-type="float" office:value="-58.9024056627">
            <text:p>-58.9024056627</text:p>
          </table:table-cell>
          <table:table-cell office:value-type="float" office:value="82">
            <text:p>82</text:p>
          </table:table-cell>
          <table:table-cell/>
          <table:table-cell office:value-type="string">
            <text:p>Sc01</text:p>
          </table:table-cell>
          <table:table-cell office:value-type="float" office:value="-62.1776204178">
            <text:p>-62.1776204178</text:p>
          </table:table-cell>
          <table:table-cell office:value-type="float" office:value="-58.9024056627">
            <text:p>-58.9024056627</text:p>
          </table:table-cell>
        </table:table-row>
        <table:table-row table:style-name="ro1">
          <table:table-cell office:value-type="string">
            <text:p>R1A</text:p>
          </table:table-cell>
          <table:table-cell office:value-type="float" office:value="-62.1769641417">
            <text:p>-62.1769641417</text:p>
          </table:table-cell>
          <table:table-cell office:value-type="float" office:value="-58.9005010787">
            <text:p>-58.9005010787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Sc02</text:p>
          </table:table-cell>
          <table:table-cell office:value-type="float" office:value="-62.1769641417">
            <text:p>-62.1769641417</text:p>
          </table:table-cell>
          <table:table-cell office:value-type="float" office:value="-58.9005010787">
            <text:p>-58.9005010787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float" office:value="-62.1763629826">
            <text:p>-62.1763629826</text:p>
          </table:table-cell>
          <table:table-cell office:value-type="float" office:value="-58.8985039891">
            <text:p>-58.8985039891</text:p>
          </table:table-cell>
          <table:table-cell office:value-type="float" office:value="116">
            <text:p>116</text:p>
          </table:table-cell>
          <table:table-cell/>
          <table:table-cell office:value-type="string">
            <text:p>Sc03</text:p>
          </table:table-cell>
          <table:table-cell office:value-type="float" office:value="-62.1763629826">
            <text:p>-62.1763629826</text:p>
          </table:table-cell>
          <table:table-cell office:value-type="float" office:value="-58.8985039891">
            <text:p>-58.8985039891</text:p>
          </table:table-cell>
        </table:table-row>
        <table:table-row table:style-name="ro1">
          <table:table-cell office:value-type="string">
            <text:p>R3</text:p>
          </table:table-cell>
          <table:table-cell office:value-type="float" office:value="-62.1750969895">
            <text:p>-62.1750969895</text:p>
          </table:table-cell>
          <table:table-cell office:value-type="float" office:value="-58.8945636931">
            <text:p>-58.8945636931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Sc04</text:p>
          </table:table-cell>
          <table:table-cell office:value-type="float" office:value="-62.1750969895">
            <text:p>-62.1750969895</text:p>
          </table:table-cell>
          <table:table-cell office:value-type="float" office:value="-58.8945636931">
            <text:p>-58.8945636931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float" office:value="-62.1738385449">
            <text:p>-62.1738385449</text:p>
          </table:table-cell>
          <table:table-cell office:value-type="float" office:value="-58.8907202422">
            <text:p>-58.8907202422</text:p>
          </table:table-cell>
          <table:table-cell office:value-type="float" office:value="168">
            <text:p>168</text:p>
          </table:table-cell>
          <table:table-cell/>
          <table:table-cell office:value-type="string">
            <text:p>Sc05</text:p>
          </table:table-cell>
          <table:table-cell office:value-type="float" office:value="-62.1738385449">
            <text:p>-62.1738385449</text:p>
          </table:table-cell>
          <table:table-cell office:value-type="float" office:value="-58.8907202422">
            <text:p>-58.8907202422</text:p>
          </table:table-cell>
        </table:table-row>
        <table:table-row table:style-name="ro1">
          <table:table-cell office:value-type="string">
            <text:p>R5</text:p>
          </table:table-cell>
          <table:table-cell office:value-type="float" office:value="-62.1725351348">
            <text:p>-62.1725351348</text:p>
          </table:table-cell>
          <table:table-cell office:value-type="float" office:value="-58.8868743144">
            <text:p>-58.8868743144</text:p>
          </table:table-cell>
          <table:table-cell office:value-type="float" office:value="181">
            <text:p>181</text:p>
          </table:table-cell>
          <table:table-cell/>
          <table:table-cell office:value-type="string">
            <text:p>Sc06</text:p>
          </table:table-cell>
          <table:table-cell office:value-type="float" office:value="-62.1725351348">
            <text:p>-62.1725351348</text:p>
          </table:table-cell>
          <table:table-cell office:value-type="float" office:value="-58.8868743144">
            <text:p>-58.8868743144</text:p>
          </table:table-cell>
        </table:table-row>
        <table:table-row table:style-name="ro1">
          <table:table-cell office:value-type="string">
            <text:p>R6</text:p>
          </table:table-cell>
          <table:table-cell office:value-type="float" office:value="-62.1712229058">
            <text:p>-62.1712229058</text:p>
          </table:table-cell>
          <table:table-cell office:value-type="float" office:value="-58.8830089691">
            <text:p>-58.8830089691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Sc07</text:p>
          </table:table-cell>
          <table:table-cell office:value-type="float" office:value="-62.1712229058">
            <text:p>-62.1712229058</text:p>
          </table:table-cell>
          <table:table-cell office:value-type="float" office:value="-58.8830089691">
            <text:p>-58.8830089691</text:p>
          </table:table-cell>
        </table:table-row>
        <table:table-row table:style-name="ro1">
          <table:table-cell office:value-type="string">
            <text:p>R7</text:p>
          </table:table-cell>
          <table:table-cell office:value-type="float" office:value="-62.1699108277">
            <text:p>-62.1699108277</text:p>
          </table:table-cell>
          <table:table-cell office:value-type="float" office:value="-58.879124769">
            <text:p>-58.879124769</text:p>
          </table:table-cell>
          <table:table-cell office:value-type="float" office:value="214">
            <text:p>214</text:p>
          </table:table-cell>
          <table:table-cell/>
          <table:table-cell office:value-type="string">
            <text:p>Sc08</text:p>
          </table:table-cell>
          <table:table-cell office:value-type="float" office:value="-62.1699108277">
            <text:p>-62.1699108277</text:p>
          </table:table-cell>
          <table:table-cell office:value-type="float" office:value="-58.879124769">
            <text:p>-58.879124769</text:p>
          </table:table-cell>
        </table:table-row>
        <table:table-row table:style-name="ro1">
          <table:table-cell office:value-type="string">
            <text:p>R8</text:p>
          </table:table-cell>
          <table:table-cell office:value-type="float" office:value="-62.168517116">
            <text:p>-62.168517116</text:p>
          </table:table-cell>
          <table:table-cell office:value-type="float" office:value="-58.8752934687">
            <text:p>-58.8752934687</text:p>
          </table:table-cell>
          <table:table-cell office:value-type="float" office:value="219">
            <text:p>219</text:p>
          </table:table-cell>
          <table:table-cell/>
          <table:table-cell office:value-type="string">
            <text:p>Sc09</text:p>
          </table:table-cell>
          <table:table-cell office:value-type="float" office:value="-62.168517116">
            <text:p>-62.168517116</text:p>
          </table:table-cell>
          <table:table-cell office:value-type="float" office:value="-58.8752934687">
            <text:p>-58.8752934687</text:p>
          </table:table-cell>
        </table:table-row>
        <table:table-row table:style-name="ro1">
          <table:table-cell office:value-type="string">
            <text:p>R9</text:p>
          </table:table-cell>
          <table:table-cell office:value-type="float" office:value="-62.1667709276">
            <text:p>-62.1667709276</text:p>
          </table:table-cell>
          <table:table-cell office:value-type="float" office:value="-58.8782578316">
            <text:p>-58.8782578316</text:p>
          </table:table-cell>
          <table:table-cell office:value-type="float" office:value="237">
            <text:p>237</text:p>
          </table:table-cell>
          <table:table-cell/>
          <table:table-cell office:value-type="string">
            <text:p>Sc10</text:p>
          </table:table-cell>
          <table:table-cell office:value-type="float" office:value="-62.1667709276">
            <text:p>-62.1667709276</text:p>
          </table:table-cell>
          <table:table-cell office:value-type="float" office:value="-58.8782578316">
            <text:p>-58.8782578316</text:p>
          </table:table-cell>
        </table:table-row>
        <table:table-row table:style-name="ro1">
          <table:table-cell office:value-type="string">
            <text:p>R10</text:p>
          </table:table-cell>
          <table:table-cell office:value-type="float" office:value="-62.165214753">
            <text:p>-62.165214753</text:p>
          </table:table-cell>
          <table:table-cell office:value-type="float" office:value="-58.8817713189">
            <text:p>-58.8817713189</text:p>
          </table:table-cell>
          <table:table-cell office:value-type="float" office:value="245">
            <text:p>245</text:p>
          </table:table-cell>
          <table:table-cell/>
          <table:table-cell office:value-type="string">
            <text:p>Sc11</text:p>
          </table:table-cell>
          <table:table-cell office:value-type="float" office:value="-62.165214753">
            <text:p>-62.165214753</text:p>
          </table:table-cell>
          <table:table-cell office:value-type="float" office:value="-58.8817713189">
            <text:p>-58.8817713189</text:p>
          </table:table-cell>
        </table:table-row>
        <table:table-row table:style-name="ro1">
          <table:table-cell office:value-type="string">
            <text:p>R11</text:p>
          </table:table-cell>
          <table:table-cell office:value-type="float" office:value="-62.1642768315">
            <text:p>-62.1642768315</text:p>
          </table:table-cell>
          <table:table-cell office:value-type="float" office:value="-58.8860333911">
            <text:p>-58.8860333911</text:p>
          </table:table-cell>
          <table:table-cell office:value-type="float" office:value="251">
            <text:p>251</text:p>
          </table:table-cell>
          <table:table-cell/>
          <table:table-cell office:value-type="string">
            <text:p>Sc12</text:p>
          </table:table-cell>
          <table:table-cell office:value-type="float" office:value="-62.1642768315">
            <text:p>-62.1642768315</text:p>
          </table:table-cell>
          <table:table-cell office:value-type="float" office:value="-58.8860333911">
            <text:p>-58.8860333911</text:p>
          </table:table-cell>
        </table:table-row>
        <table:table-row table:style-name="ro1">
          <table:table-cell office:value-type="string">
            <text:p>R12</text:p>
          </table:table-cell>
          <table:table-cell office:value-type="float" office:value="-62.1697286898">
            <text:p>-62.1697286898</text:p>
          </table:table-cell>
          <table:table-cell office:value-type="float" office:value="-58.8626932673">
            <text:p>-58.8626932673</text:p>
          </table:table-cell>
          <table:table-cell office:value-type="float" office:value="137">
            <text:p>137</text:p>
          </table:table-cell>
          <table:table-cell/>
          <table:table-cell office:value-type="string">
            <text:p>Sc13</text:p>
          </table:table-cell>
          <table:table-cell office:value-type="float" office:value="-62.1697286898">
            <text:p>-62.1697286898</text:p>
          </table:table-cell>
          <table:table-cell office:value-type="float" office:value="-58.8626932673">
            <text:p>-58.8626932673</text:p>
          </table:table-cell>
        </table:table-row>
        <table:table-row table:style-name="ro1">
          <table:table-cell office:value-type="string">
            <text:p>R13</text:p>
          </table:table-cell>
          <table:table-cell office:value-type="float" office:value="-62.1708791576">
            <text:p>-62.1708791576</text:p>
          </table:table-cell>
          <table:table-cell office:value-type="float" office:value="-58.8585964292">
            <text:p>-58.8585964292</text:p>
          </table:table-cell>
          <table:table-cell office:value-type="float" office:value="84">
            <text:p>84</text:p>
          </table:table-cell>
          <table:table-cell/>
          <table:table-cell office:value-type="string">
            <text:p>Sc14</text:p>
          </table:table-cell>
          <table:table-cell office:value-type="float" office:value="-62.1708791576">
            <text:p>-62.1708791576</text:p>
          </table:table-cell>
          <table:table-cell office:value-type="float" office:value="-58.8585964292">
            <text:p>-58.8585964292</text:p>
          </table:table-cell>
        </table:table-row>
        <table:table-row table:style-name="ro1">
          <table:table-cell office:value-type="string">
            <text:p>R14</text:p>
          </table:table-cell>
          <table:table-cell office:value-type="float" office:value="-62.1689403375">
            <text:p>-62.1689403375</text:p>
          </table:table-cell>
          <table:table-cell office:value-type="float" office:value="-58.8685597229">
            <text:p>-58.8685597229</text:p>
          </table:table-cell>
          <table:table-cell office:value-type="float" office:value="191">
            <text:p>191</text:p>
          </table:table-cell>
          <table:table-cell/>
          <table:table-cell office:value-type="string">
            <text:p>Sc15</text:p>
          </table:table-cell>
          <table:table-cell office:value-type="float" office:value="-62.1689403375">
            <text:p>-62.1689403375</text:p>
          </table:table-cell>
          <table:table-cell office:value-type="float" office:value="-58.8685597229">
            <text:p>-58.8685597229</text:p>
          </table:table-cell>
        </table:table-row>
        <table:table-row table:style-name="ro1">
          <table:table-cell office:value-type="string">
            <text:p>R15</text:p>
          </table:table-cell>
          <table:table-cell office:value-type="float" office:value="-62.1788734919">
            <text:p>-62.1788734919</text:p>
          </table:table-cell>
          <table:table-cell office:value-type="float" office:value="-58.9079211106">
            <text:p>-58.9079211106</text:p>
          </table:table-cell>
          <table:table-cell office:value-type="float" office:value="54">
            <text:p>54</text:p>
          </table:table-cell>
          <table:table-cell/>
          <table:table-cell office:value-type="string">
            <text:p>Sc16</text:p>
          </table:table-cell>
          <table:table-cell office:value-type="float" office:value="-62.1788734919">
            <text:p>-62.1788734919</text:p>
          </table:table-cell>
          <table:table-cell office:value-type="float" office:value="-58.9079211106">
            <text:p>-58.9079211106</text:p>
          </table:table-cell>
        </table:table-row>
        <table:table-row table:style-name="ro1">
          <table:table-cell office:value-type="string">
            <text:p>6N</text:p>
          </table:table-cell>
          <table:table-cell office:value-type="float" office:value="-62.1803841336">
            <text:p>-62.1803841336</text:p>
          </table:table-cell>
          <table:table-cell office:value-type="float" office:value="-58.8874404557">
            <text:p>-58.8874404557</text:p>
          </table:table-cell>
          <table:table-cell office:value-type="float" office:value="91">
            <text:p>91</text:p>
          </table:table-cell>
          <table:table-cell/>
          <table:table-cell office:value-type="string">
            <text:p>Sc17</text:p>
          </table:table-cell>
          <table:table-cell office:value-type="float" office:value="-62.1803841336">
            <text:p>-62.1803841336</text:p>
          </table:table-cell>
          <table:table-cell office:value-type="float" office:value="-58.8874404557">
            <text:p>-58.8874404557</text:p>
          </table:table-cell>
        </table:table-row>
        <table:table-row table:style-name="ro1">
          <table:table-cell office:value-type="string">
            <text:p>7N</text:p>
          </table:table-cell>
          <table:table-cell office:value-type="float" office:value="-62.1754117411">
            <text:p>-62.1754117411</text:p>
          </table:table-cell>
          <table:table-cell office:value-type="float" office:value="-58.8886095022">
            <text:p>-58.8886095022</text:p>
          </table:table-cell>
          <table:table-cell office:value-type="float" office:value="168">
            <text:p>168</text:p>
          </table:table-cell>
          <table:table-cell/>
          <table:table-cell office:value-type="string">
            <text:p>Sc18</text:p>
          </table:table-cell>
          <table:table-cell office:value-type="float" office:value="-62.1754117411">
            <text:p>-62.1754117411</text:p>
          </table:table-cell>
          <table:table-cell office:value-type="float" office:value="-58.8886095022">
            <text:p>-58.8886095022</text:p>
          </table:table-cell>
        </table:table-row>
        <table:table-row table:style-name="ro1">
          <table:table-cell office:value-type="string">
            <text:p>8N</text:p>
          </table:table-cell>
          <table:table-cell office:value-type="float" office:value="-62.1702086444">
            <text:p>-62.1702086444</text:p>
          </table:table-cell>
          <table:table-cell office:value-type="float" office:value="-58.8869405987">
            <text:p>-58.8869405987</text:p>
          </table:table-cell>
          <table:table-cell office:value-type="float" office:value="218">
            <text:p>218</text:p>
          </table:table-cell>
          <table:table-cell/>
          <table:table-cell office:value-type="string">
            <text:p>Sc19</text:p>
          </table:table-cell>
          <table:table-cell office:value-type="float" office:value="-62.1702086444">
            <text:p>-62.1702086444</text:p>
          </table:table-cell>
          <table:table-cell office:value-type="float" office:value="-58.8869405987">
            <text:p>-58.8869405987</text:p>
          </table:table-cell>
        </table:table-row>
        <table:table-row table:style-name="ro1">
          <table:table-cell office:value-type="string">
            <text:p>9N</text:p>
          </table:table-cell>
          <table:table-cell office:value-type="float" office:value="-62.1662232681">
            <text:p>-62.1662232681</text:p>
          </table:table-cell>
          <table:table-cell office:value-type="float" office:value="-58.883543028">
            <text:p>-58.883543028</text:p>
          </table:table-cell>
          <table:table-cell office:value-type="float" office:value="261">
            <text:p>261</text:p>
          </table:table-cell>
          <table:table-cell/>
          <table:table-cell office:value-type="string">
            <text:p>Sc20</text:p>
          </table:table-cell>
          <table:table-cell office:value-type="float" office:value="-62.1662232681">
            <text:p>-62.1662232681</text:p>
          </table:table-cell>
          <table:table-cell office:value-type="float" office:value="-58.883543028">
            <text:p>-58.883543028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float" office:value="-62.1658371905">
            <text:p>-62.1658371905</text:p>
          </table:table-cell>
          <table:table-cell office:value-type="float" office:value="-58.8947333097">
            <text:p>-58.8947333097</text:p>
          </table:table-cell>
          <table:table-cell office:value-type="float" office:value="240">
            <text:p>240</text:p>
          </table:table-cell>
          <table:table-cell/>
          <table:table-cell office:value-type="string">
            <text:p>Sc21</text:p>
          </table:table-cell>
          <table:table-cell office:value-type="float" office:value="-62.1658371905">
            <text:p>-62.1658371905</text:p>
          </table:table-cell>
          <table:table-cell office:value-type="float" office:value="-58.8947333097">
            <text:p>-58.8947333097</text:p>
          </table:table-cell>
        </table:table-row>
        <table:table-row table:style-name="ro1">
          <table:table-cell office:value-type="string">
            <text:p>BN</text:p>
          </table:table-cell>
          <table:table-cell office:value-type="float" office:value="-62.1658082485">
            <text:p>-62.1658082485</text:p>
          </table:table-cell>
          <table:table-cell office:value-type="float" office:value="-58.9020860931">
            <text:p>-58.9020860931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Sc22</text:p>
          </table:table-cell>
          <table:table-cell office:value-type="float" office:value="-62.1658082485">
            <text:p>-62.1658082485</text:p>
          </table:table-cell>
          <table:table-cell office:value-type="float" office:value="-58.9020860931">
            <text:p>-58.9020860931</text:p>
          </table:table-cell>
        </table:table-row>
        <table:table-row table:style-name="ro1">
          <table:table-cell office:value-type="string">
            <text:p>CN</text:p>
          </table:table-cell>
          <table:table-cell office:value-type="float" office:value="-62.1647298394">
            <text:p>-62.1647298394</text:p>
          </table:table-cell>
          <table:table-cell office:value-type="float" office:value="-58.9138851851">
            <text:p>-58.9138851851</text:p>
          </table:table-cell>
          <table:table-cell office:value-type="float" office:value="110">
            <text:p>110</text:p>
          </table:table-cell>
          <table:table-cell/>
          <table:table-cell office:value-type="string">
            <text:p>Sc23</text:p>
          </table:table-cell>
          <table:table-cell office:value-type="float" office:value="-62.1647298394">
            <text:p>-62.1647298394</text:p>
          </table:table-cell>
          <table:table-cell office:value-type="float" office:value="-58.9138851851">
            <text:p>-58.9138851851</text:p>
          </table:table-cell>
        </table:table-row>
        <table:table-row table:style-name="ro1">
          <table:table-cell office:value-type="string">
            <text:p>DN</text:p>
          </table:table-cell>
          <table:table-cell office:value-type="float" office:value="-62.1540855346">
            <text:p>-62.1540855346</text:p>
          </table:table-cell>
          <table:table-cell office:value-type="float" office:value="-58.9174165862">
            <text:p>-58.9174165862</text:p>
          </table:table-cell>
          <table:table-cell office:value-type="float" office:value="88">
            <text:p>88</text:p>
          </table:table-cell>
          <table:table-cell/>
          <table:table-cell office:value-type="string">
            <text:p>Sc24</text:p>
          </table:table-cell>
          <table:table-cell office:value-type="float" office:value="-62.1540855346">
            <text:p>-62.1540855346</text:p>
          </table:table-cell>
          <table:table-cell office:value-type="float" office:value="-58.9174165862">
            <text:p>-58.9174165862</text:p>
          </table:table-cell>
        </table:table-row>
        <table:table-row table:style-name="ro1">
          <table:table-cell office:value-type="string">
            <text:p>EN</text:p>
          </table:table-cell>
          <table:table-cell office:value-type="float" office:value="-62.1539739681">
            <text:p>-62.1539739681</text:p>
          </table:table-cell>
          <table:table-cell office:value-type="float" office:value="-58.9131481917">
            <text:p>-58.9131481917</text:p>
          </table:table-cell>
          <table:table-cell office:value-type="float" office:value="108">
            <text:p>108</text:p>
          </table:table-cell>
          <table:table-cell/>
          <table:table-cell office:value-type="string">
            <text:p>Sc25</text:p>
          </table:table-cell>
          <table:table-cell office:value-type="float" office:value="-62.1539739681">
            <text:p>-62.1539739681</text:p>
          </table:table-cell>
          <table:table-cell office:value-type="float" office:value="-58.9131481917">
            <text:p>-58.9131481917</text:p>
          </table:table-cell>
        </table:table-row>
        <table:table-row table:style-name="ro1">
          <table:table-cell office:value-type="string">
            <text:p>FN</text:p>
          </table:table-cell>
          <table:table-cell office:value-type="float" office:value="-62.1554080332">
            <text:p>-62.1554080332</text:p>
          </table:table-cell>
          <table:table-cell office:value-type="float" office:value="-58.9035639244">
            <text:p>-58.9035639244</text:p>
          </table:table-cell>
          <table:table-cell office:value-type="float" office:value="152">
            <text:p>152</text:p>
          </table:table-cell>
          <table:table-cell/>
          <table:table-cell office:value-type="string">
            <text:p>Sc26</text:p>
          </table:table-cell>
          <table:table-cell office:value-type="float" office:value="-62.1554080332">
            <text:p>-62.1554080332</text:p>
          </table:table-cell>
          <table:table-cell office:value-type="float" office:value="-58.9035639244">
            <text:p>-58.9035639244</text:p>
          </table:table-cell>
        </table:table-row>
        <table:table-row table:style-name="ro1">
          <table:table-cell office:value-type="string">
            <text:p>GN</text:p>
          </table:table-cell>
          <table:table-cell office:value-type="float" office:value="-62.1563724564">
            <text:p>-62.1563724564</text:p>
          </table:table-cell>
          <table:table-cell office:value-type="float" office:value="-58.890186894">
            <text:p>-58.890186894</text:p>
          </table:table-cell>
          <table:table-cell office:value-type="float" office:value="207">
            <text:p>207</text:p>
          </table:table-cell>
          <table:table-cell/>
          <table:table-cell office:value-type="string">
            <text:p>Sc27</text:p>
          </table:table-cell>
          <table:table-cell office:value-type="float" office:value="-62.1563724564">
            <text:p>-62.1563724564</text:p>
          </table:table-cell>
          <table:table-cell office:value-type="float" office:value="-58.890186894">
            <text:p>-58.890186894</text:p>
          </table:table-cell>
        </table:table-row>
        <table:table-row table:style-name="ro1">
          <table:table-cell office:value-type="string">
            <text:p>IN</text:p>
          </table:table-cell>
          <table:table-cell office:value-type="float" office:value="-62.1576785558">
            <text:p>-62.1576785558</text:p>
          </table:table-cell>
          <table:table-cell office:value-type="float" office:value="-58.8806505033">
            <text:p>-58.8806505033</text:p>
          </table:table-cell>
          <table:table-cell office:value-type="float" office:value="232">
            <text:p>232</text:p>
          </table:table-cell>
          <table:table-cell/>
          <table:table-cell office:value-type="string">
            <text:p>Sc28</text:p>
          </table:table-cell>
          <table:table-cell office:value-type="float" office:value="-62.1576785558">
            <text:p>-62.1576785558</text:p>
          </table:table-cell>
          <table:table-cell office:value-type="float" office:value="-58.8806505033">
            <text:p>-58.8806505033</text:p>
          </table:table-cell>
        </table:table-row>
        <table:table-row table:style-name="ro1">
          <table:table-cell office:value-type="string">
            <text:p>JN</text:p>
          </table:table-cell>
          <table:table-cell office:value-type="float" office:value="-62.1528487732">
            <text:p>-62.1528487732</text:p>
          </table:table-cell>
          <table:table-cell office:value-type="float" office:value="-58.8779322713">
            <text:p>-58.8779322713</text:p>
          </table:table-cell>
          <table:table-cell office:value-type="float" office:value="231">
            <text:p>231</text:p>
          </table:table-cell>
          <table:table-cell/>
          <table:table-cell office:value-type="string">
            <text:p>Sc29</text:p>
          </table:table-cell>
          <table:table-cell office:value-type="float" office:value="-62.1528487732">
            <text:p>-62.1528487732</text:p>
          </table:table-cell>
          <table:table-cell office:value-type="float" office:value="-58.8779322713">
            <text:p>-58.87793227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6T16:32:55</dc:date>
    <dc:creator>Juliana </dc:creator>
    <meta:document-statistic meta:table-count="1" meta:cell-count="203" meta:object-count="0"/>
    <meta:generator>LibreOffice/3.5$Linux_X86_64 LibreOffice_project/350m1$Build-2</meta:generator>
  </office:meta>
</office:document-meta>
</file>